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AB00000142C43E98FD.svm" manifest:media-type=""/>
  <manifest:file-entry manifest:full-path="Pictures/20000001000007760000034E3F6B451A.svm" manifest:media-type=""/>
  <manifest:file-entry manifest:full-path="Pictures/200000010000067C0000015FB3A3A909.svm" manifest:media-type=""/>
  <manifest:file-entry manifest:full-path="Pictures/20000001000000B20000014209EE71EA.svm" manifest:media-type=""/>
  <manifest:file-entry manifest:full-path="Pictures/20000001000002870000012DCDC03EB6.svm" manifest:media-type=""/>
  <manifest:file-entry manifest:full-path="Pictures/200000010000008C000000A1EC66DA91.svm" manifest:media-type=""/>
  <manifest:file-entry manifest:full-path="Pictures/20000001000000AA000000FA4A90AAC7.svm" manifest:media-type=""/>
  <manifest:file-entry manifest:full-path="Pictures/20000001000002BA000002D3769014F8.svm" manifest:media-type=""/>
  <manifest:file-entry manifest:full-path="Pictures/200000010000008C000000A14E2E7076.svm" manifest:media-type=""/>
  <manifest:file-entry manifest:full-path="Pictures/20000001000007760000034E0F8FEC56.svm" manifest:media-type=""/>
  <manifest:file-entry manifest:full-path="Pictures/2000000100000192000001640F90534A.svm" manifest:media-type=""/>
  <manifest:file-entry manifest:full-path="Pictures/2000000100000088000000FA466A6DA3.svm" manifest:media-type=""/>
  <manifest:file-entry manifest:full-path="Pictures/20000001000000A6000000A155A79189.svm" manifest:media-type=""/>
  <manifest:file-entry manifest:full-path="Pictures/2000000100000170000000D850C35637.svm" manifest:media-type=""/>
  <manifest:file-entry manifest:full-path="Pictures/2000000100000129000000D4A57FA253.svm" manifest:media-type=""/>
  <manifest:file-entry manifest:full-path="Pictures/200000010000011C00000131532BB9F6.svm" manifest:media-type=""/>
  <manifest:file-entry manifest:full-path="Pictures/200000DD00004F1D00003B56C32775E9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left(\frac{V_{DD}}{2}-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TexMathsArgs="10§display§\left(\frac{V_{DD}}{2}+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\left(V_{DD}-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frac{V_{DD}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TexMathsArgs="10§display§Q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Q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stroke-dash="Ultrafine_20_Dashed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534cm" fo:min-width="0.765cm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XB Tabriz" fo:font-size="10pt" style:font-size-asian="10pt" style:font-size-complex="10pt"/>
    </style:style>
    <style:style style:name="P5" style:family="paragraph">
      <style:paragraph-properties fo:text-align="center"/>
      <style:text-properties style:font-name="XB Tabriz"/>
    </style:style>
    <style:style style:name="P6" style:family="paragraph">
      <style:text-properties style:font-name="Jameel Noori Nastaleeq" style:font-name-complex="Jameel Noori Nastaleeq"/>
    </style:style>
    <style:style style:name="P7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XB Tabriz" fo:font-size="10pt" style:font-size-asian="10pt" style:font-size-complex="10pt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7.788cm" svg:height="5.841cm" svg:x="1.889cm" svg:y="1.086cm">
          <draw:image xlink:href="Pictures/200000DD00004F1D00003B56C32775E9.wmf" xlink:type="simple" xlink:show="embed" xlink:actuate="onLoad">
            <text:p/>
          </draw:image>
          <draw:glue-point draw:id="4" svg:x="-0.148cm" svg:y="0.011cm"/>
        </draw:frame>
        <draw:frame draw:style-name="gr2" draw:text-style-name="P1" draw:layer="layout" svg:width="0.355cm" svg:height="0.253cm" svg:x="9.036cm" svg:y="6.072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44cm" svg:height="0.258cm" svg:x="2.7cm" svg:y="0.988cm">
          <draw:image xlink:href="Pictures/2000000100000170000000D850C35637.svm" xlink:type="simple" xlink:show="embed" xlink:actuate="onLoad">
            <text:p/>
          </draw:image>
        </draw:frame>
        <draw:custom-shape draw:style-name="gr4" draw:text-style-name="P1" draw:layer="layout" svg:width="0.117cm" svg:height="0.117cm" svg:x="4.481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2.848cm" svg:y="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5.572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117cm" svg:height="0.117cm" svg:x="6.662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8.297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5.573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198cm" svg:height="0.192cm" svg:x="2.973cm" svg:y="2.079cm">
          <draw:image xlink:href="Pictures/20000001000000A6000000A155A79189.svm" xlink:type="simple" xlink:show="embed" xlink:actuate="onLoad">
            <text:p/>
          </draw:image>
        </draw:frame>
        <draw:frame draw:style-name="gr6" draw:text-style-name="P1" draw:layer="layout" svg:width="0.162cm" svg:height="0.299cm" svg:x="4.234cm" svg:y="2.042cm">
          <draw:image xlink:href="Pictures/2000000100000088000000FA466A6DA3.svm" xlink:type="simple" xlink:show="embed" xlink:actuate="onLoad">
            <text:p/>
          </draw:image>
        </draw:frame>
        <draw:frame draw:style-name="gr7" draw:text-style-name="P1" draw:layer="layout" svg:width="0.167cm" svg:height="0.192cm" svg:x="5.808cm" svg:y="2.724cm">
          <draw:image xlink:href="Pictures/200000010000008C000000A14E2E7076.svm" xlink:type="simple" xlink:show="embed" xlink:actuate="onLoad">
            <text:p/>
          </draw:image>
        </draw:frame>
        <draw:frame draw:style-name="gr8" draw:text-style-name="P1" draw:layer="layout" svg:width="0.203cm" svg:height="0.299cm" svg:x="5.812cm" svg:y="5.162cm">
          <draw:image xlink:href="Pictures/20000001000000AA000000FA4A90AAC7.svm" xlink:type="simple" xlink:show="embed" xlink:actuate="onLoad">
            <text:p/>
          </draw:image>
        </draw:frame>
        <draw:frame draw:style-name="gr9" draw:text-style-name="P1" draw:layer="layout" svg:width="0.167cm" svg:height="0.192cm" svg:x="6.635cm" svg:y="5.833cm">
          <draw:image xlink:href="Pictures/200000010000008C000000A1EC66DA91.svm" xlink:type="simple" xlink:show="embed" xlink:actuate="onLoad">
            <text:p/>
          </draw:image>
        </draw:frame>
        <draw:frame draw:style-name="gr10" draw:text-style-name="P1" draw:layer="layout" svg:width="0.212cm" svg:height="0.385cm" svg:x="8.496cm" svg:y="5.725cm">
          <draw:image xlink:href="Pictures/20000001000000B20000014209EE71EA.svm" xlink:type="simple" xlink:show="embed" xlink:actuate="onLoad">
            <text:p/>
          </draw:image>
        </draw:frame>
        <draw:frame draw:style-name="gr11" draw:text-style-name="P1" draw:layer="layout" svg:width="0.646cm" svg:height="0.3cm" svg:x="7.995cm" svg:y="6.371cm">
          <draw:image xlink:href="Pictures/20000001000002870000012DCDC03EB6.svm" xlink:type="simple" xlink:show="embed" xlink:actuate="onLoad">
            <text:p/>
          </draw:image>
        </draw:frame>
        <draw:frame draw:style-name="gr12" draw:text-style-name="P1" draw:layer="layout" svg:width="1.909cm" svg:height="0.845cm" svg:x="0.727cm" svg:y="4.956cm">
          <draw:image xlink:href="Pictures/20000001000007760000034E0F8FEC56.svm" xlink:type="simple" xlink:show="embed" xlink:actuate="onLoad">
            <text:p/>
          </draw:image>
        </draw:frame>
        <draw:line draw:style-name="gr13" draw:text-style-name="P1" draw:layer="layout" svg:x1="2.89cm" svg:y1="5.37cm" svg:x2="5.635cm" svg:y2="5.37cm">
          <text:p/>
        </draw:line>
        <draw:line draw:style-name="gr13" draw:text-style-name="P1" draw:layer="layout" svg:x1="2.889cm" svg:y1="2.803cm" svg:x2="5.634cm" svg:y2="2.803cm">
          <text:p/>
        </draw:line>
        <draw:frame draw:style-name="gr14" draw:text-style-name="P1" draw:layer="layout" svg:width="1.909cm" svg:height="0.845cm" svg:x="0.727cm" svg:y="2.389cm">
          <draw:image xlink:href="Pictures/20000001000007760000034E3F6B451A.svm" xlink:type="simple" xlink:show="embed" xlink:actuate="onLoad">
            <text:p/>
          </draw:image>
        </draw:frame>
        <draw:frame draw:style-name="gr11" draw:text-style-name="P1" draw:layer="layout" svg:width="0.646cm" svg:height="0.3cm" svg:x="1.99cm" svg:y="1.8cm">
          <draw:image xlink:href="Pictures/20000001000002870000012DCDC03EB6.svm" xlink:type="simple" xlink:show="embed" xlink:actuate="onLoad">
            <text:p/>
          </draw:image>
        </draw:frame>
        <draw:frame draw:style-name="gr15" draw:text-style-name="P1" xml:id="id1" draw:id="id1" draw:layer="layout" svg:width="1.659cm" svg:height="0.35cm" svg:x="6.194cm" svg:y="6.94cm">
          <draw:image xlink:href="Pictures/200000010000067C0000015FB3A3A909.svm" xlink:type="simple" xlink:show="embed" xlink:actuate="onLoad">
            <text:p/>
          </draw:image>
        </draw:frame>
        <draw:frame draw:style-name="gr16" draw:text-style-name="P1" draw:layer="layout" svg:width="0.697cm" svg:height="0.722cm" svg:x="5.273cm" svg:y="6.371cm">
          <draw:image xlink:href="Pictures/20000001000002BA000002D3769014F8.svm" xlink:type="simple" xlink:show="embed" xlink:actuate="onLoad">
            <text:p/>
          </draw:image>
        </draw:frame>
        <draw:line draw:style-name="gr13" draw:text-style-name="P1" draw:layer="layout" svg:x1="5.636cm" svg:y1="6.205cm" svg:x2="5.636cm" svg:y2="5.356cm">
          <text:p/>
        </draw:line>
        <draw:connector draw:style-name="gr17" draw:text-style-name="P1" draw:layer="layout" draw:type="curve" svg:x1="7.023cm" svg:y1="6.94cm" svg:x2="6.72cm" svg:y2="6.262cm" draw:start-shape="id1" draw:start-glue-point="0" draw:end-shape="id2" draw:end-glue-point="8" svg:d="M7023 6940c0-508-303-170-303-678" svg:viewBox="0 0 304 679">
          <text:p/>
        </draw:connector>
        <draw:line draw:style-name="gr13" draw:text-style-name="P1" draw:layer="layout" svg:x1="4.524cm" svg:y1="2.003cm" svg:x2="4.524cm" svg:y2="6.193cm">
          <text:p/>
        </draw:line>
        <draw:frame draw:style-name="gr18" draw:text-style-name="P1" draw:layer="layout" svg:width="0.34cm" svg:height="0.365cm" svg:x="4.267cm" svg:y="6.371cm">
          <draw:image xlink:href="Pictures/200000010000011C00000131532BB9F6.svm" xlink:type="simple" xlink:show="embed" xlink:actuate="onLoad">
            <text:p/>
          </draw:image>
        </draw:frame>
        <draw:frame draw:style-name="gr19" draw:text-style-name="P2" draw:layer="layout" svg:width="1.251cm" svg:height="0.806cm" svg:x="3.42cm" svg:y="1.191cm">
          <draw:text-box>
            <text:p><text:span text:style-name="T1">منقطع</text:span></text:p>
          </draw:text-box>
        </draw:frame>
        <draw:frame draw:style-name="gr20" draw:text-style-name="P1" draw:layer="layout" svg:width="0.426cm" svg:height="0.321cm" svg:x="3.174cm" svg:y="1.415cm">
          <draw:image xlink:href="Pictures/20000001000001AB00000142C43E98FD.svm" xlink:type="simple" xlink:show="embed" xlink:actuate="onLoad">
            <text:p/>
          </draw:image>
        </draw:frame>
        <draw:frame draw:style-name="gr19" draw:text-style-name="P4" draw:layer="layout" svg:width="1.535cm" svg:height="1.251cm" svg:x="5.659cm" svg:y="0.805cm">
          <draw:text-box>
            <text:p text:style-name="P3"><text:span text:style-name="T2">افزائندہ</text:span></text:p>
            <text:p text:style-name="P3"><text:span text:style-name="T2">غیر افزائندہ</text:span></text:p>
          </draw:text-box>
        </draw:frame>
        <draw:frame draw:style-name="gr20" draw:text-style-name="P1" draw:layer="layout" svg:width="0.426cm" svg:height="0.321cm" svg:x="5.648cm" svg:y="1.021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draw:layer="layout" svg:width="0.401cm" svg:height="0.355cm" svg:x="5.358cm" svg:y="1.568cm">
          <draw:image xlink:href="Pictures/2000000100000192000001640F90534A.svm" xlink:type="simple" xlink:show="embed" xlink:actuate="onLoad">
            <text:p/>
          </draw:image>
        </draw:frame>
        <draw:custom-shape draw:style-name="gr22" draw:text-style-name="P5" draw:layer="layout" svg:width="0.232cm" svg:height="1.345cm" draw:transform="rotate (0.785398163397448) translate (4.863cm 1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4" draw:layer="layout" svg:width="1.535cm" svg:height="1.251cm" svg:x="8.05cm" svg:y="2.656cm">
          <draw:text-box>
            <text:p text:style-name="P3"><text:span text:style-name="T2">غیر افزائندہ</text:span></text:p>
            <text:p text:style-name="P3"><text:span text:style-name="T2">غیر افزائندہ</text:span></text:p>
          </draw:text-box>
        </draw:frame>
        <draw:frame draw:style-name="gr20" draw:text-style-name="P1" draw:layer="layout" svg:width="0.426cm" svg:height="0.321cm" svg:x="7.716cm" svg:y="2.902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xml:id="id3" draw:id="id3" draw:layer="layout" svg:width="0.401cm" svg:height="0.355cm" svg:x="7.729cm" svg:y="3.419cm">
          <draw:image xlink:href="Pictures/2000000100000192000001640F90534A.svm" xlink:type="simple" xlink:show="embed" xlink:actuate="onLoad">
            <text:p/>
          </draw:image>
        </draw:frame>
        <draw:frame draw:style-name="gr19" draw:text-style-name="P4" draw:layer="layout" svg:width="1.535cm" svg:height="1.251cm" svg:x="6.714cm" svg:y="4.102cm">
          <draw:text-box>
            <text:p text:style-name="P3"><text:span text:style-name="T2">غیر افزائندہ</text:span></text:p>
            <text:p text:style-name="P3"><text:span text:style-name="T2">افزائندہ</text:span></text:p>
          </draw:text-box>
        </draw:frame>
        <draw:frame draw:style-name="gr20" draw:text-style-name="P1" draw:layer="layout" svg:width="0.426cm" svg:height="0.321cm" svg:x="6.433cm" svg:y="4.281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draw:layer="layout" svg:width="0.401cm" svg:height="0.355cm" svg:x="6.747cm" svg:y="4.843cm">
          <draw:image xlink:href="Pictures/2000000100000192000001640F90534A.svm" xlink:type="simple" xlink:show="embed" xlink:actuate="onLoad">
            <text:p/>
          </draw:image>
        </draw:frame>
        <draw:custom-shape draw:style-name="gr22" draw:text-style-name="P5" draw:layer="layout" svg:width="0.232cm" svg:height="1.157cm" draw:transform="rotate (0.785398163397448) translate (6.055cm 5.0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7" draw:text-style-name="P5" draw:layer="layout" draw:type="curve" draw:line-skew="5.521cm -3.442cm" svg:x1="7.729cm" svg:y1="3.596cm" svg:x2="5.668cm" svg:y2="4.012cm" draw:start-shape="id3" draw:start-glue-point="3" draw:end-shape="id4" draw:end-glue-point="4" svg:d="M7729 3596c-1230 0-1024 195-1232 290s-829 87-829 126" svg:viewBox="0 0 2062 417">
          <text:p/>
        </draw:connector>
        <draw:frame draw:style-name="gr23" draw:text-style-name="P7" draw:layer="layout" svg:width="1.265cm" svg:height="0.784cm" svg:x="7.28cm" svg:y="5.445cm">
          <draw:text-box>
            <text:p text:style-name="P6"><text:span text:style-name="T2">منقطع</text:span></text:p>
          </draw:text-box>
        </draw:frame>
        <draw:frame draw:style-name="gr21" draw:text-style-name="P1" draw:layer="layout" svg:width="0.401cm" svg:height="0.355cm" svg:x="7.067cm" svg:y="5.692cm">
          <draw:image xlink:href="Pictures/2000000100000192000001640F9053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2:52:49</meta:creation-date>
    <meta:editing-duration>PT1H10M25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8T17:16:03.319646763</dc:date>
    <meta:document-statistic meta:object-count="43"/>
    <meta:template xlink:type="simple" xlink:actuate="onRequest" xlink:title="kkkFigures" xlink:href="../../../../../.libreoffice/3/user/template/kkkFigures.otg" meta:date="2014-11-04T12:52:48"/>
  </office:meta>
</office:document-meta>
</file>